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paragraph-rsid="0011f8b1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1a43a" officeooo:paragraph-rsid="0011a43a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1f8b1" officeooo:paragraph-rsid="0011f8b1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</style:style>
    <style:style style:name="P10" style:family="paragraph" style:parent-style-name="Footer">
      <style:text-properties officeooo:paragraph-rsid="00122006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officeooo:rsid="0011a43a"/>
    </style:style>
    <style:style style:name="T5" style:family="text">
      <style:text-properties officeooo:rsid="0011f8b1"/>
    </style:style>
    <style:style style:name="T6" style:family="text">
      <style:text-properties officeooo:rsid="0012200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ll C6100 Linux OpenSuse 11.2 Installation</text:p>
      <text:p text:style-name="P3">Ken Smolek</text:p>
      <text:p text:style-name="P3">Revision 0.0<text:span text:style-name="T6">3</text:span>, 2010 <text:span text:style-name="T5">September </text:span><text:span text:style-name="T6">12</text:span></text:p>
      <text:p text:style-name="P2"/>
      <text:list xml:id="list1831618205" text:style-name="L1">
        <text:list-item>
          <text:p text:style-name="P4">Initial installation is with an 8GB flash drive labeled “11.2”</text:p>
        </text:list-item>
        <text:list-item>
          <text:p text:style-name="P4">Put the flash drive into the lower USB slot of the sled to be configured.</text:p>
        </text:list-item>
        <text:list-item>
          <text:p text:style-name="P4">Put a KVM USB cable into the upper USB slot and attach the video cable to the VGA connector.</text:p>
        </text:list-item>
        <text:list-item>
          <text:p text:style-name="P4">Select the interface on the KVM so that you can watch the machine boot.</text:p>
        </text:list-item>
        <text:list-item>
          <text:p text:style-name="P4">Power on the machine.</text:p>
        </text:list-item>
        <text:list-item>
          <text:p text:style-name="P4">Wait for the initial boot screen. <text:s/>This may take quite a while, up to a minute or so.</text:p>
        </text:list-item>
        <text:list-item>
          <text:p text:style-name="P4">Press F2 to enter the BIOS setup.</text:p>
        </text:list-item>
        <text:list-item>
          <text:p text:style-name="P4">Under the boot tab, select Boot Device Priority and set the boot order to:</text:p>
          <text:list>
            <text:list-item>
              <text:p text:style-name="P4">Removable dev.</text:p>
            </text:list-item>
            <text:list-item>
              <text:p text:style-name="P4">CD/DVD</text:p>
            </text:list-item>
            <text:list-item>
              <text:p text:style-name="P4">HDD</text:p>
            </text:list-item>
          </text:list>
        </text:list-item>
        <text:list-item>
          <text:p text:style-name="P4">Save the new BIOS settings and exit. <text:s/>The machine will reboot..</text:p>
        </text:list-item>
        <text:list-item>
          <text:p text:style-name="P4">A simple menu will appear. <text:s/>Select Install and type return.</text:p>
        </text:list-item>
        <text:list-item>
          <text:p text:style-name="P4">A window will appear “Make sure that CD number 1 is in your drive”. <text:s/>Select the Back button and type return.</text:p>
        </text:list-item>
        <text:list-item>
          <text:p text:style-name="P4">Select the language.</text:p>
        </text:list-item>
        <text:list-item>
          <text:p text:style-name="P4">Select the keyboard map.</text:p>
        </text:list-item>
        <text:list-item>
          <text:p text:style-name="P4">Select Start Installation.</text:p>
        </text:list-item>
        <text:list-item>
          <text:p text:style-name="P4">Select Start Installation or Update.</text:p>
        </text:list-item>
        <text:list-item>
          <text:p text:style-name="P4">Select Hard Disk.</text:p>
        </text:list-item>
        <text:list-item>
          <text:p text:style-name="P4">Select the 7.5GB drive</text:p>
        </text:list-item>
        <text:list-item>
          <text:p text:style-name="P4">Enter / as the source directory.</text:p>
        </text:list-item>
        <text:list-item>
          <text:p text:style-name="P4">The system will begin to load from the flash drive and display “No driver updates found”. Select OK.</text:p>
        </text:list-item>
        <text:list-item>
          <text:p text:style-name="P4">The mouse is now active. <text:s/>Click Next on the license agreement.</text:p>
        </text:list-item>
        <text:list-item>
          <text:p text:style-name="P4">Confirm all driver activations.</text:p>
        </text:list-item>
        <text:list-item>
          <text:p text:style-name="P4">Select New Installation and click Next.</text:p>
        </text:list-item>
        <text:list-item>
          <text:p text:style-name="P4">Set the date and time to local time. <text:s/>Hardware clock is set to UTC. <text:s/>Click Next.</text:p>
        </text:list-item>
        <text:list-item>
          <text:p text:style-name="P4">Select Gnome Desktop and click Next.</text:p>
        </text:list-item>
        <text:list-item>
          <text:p text:style-name="P4">Partitioning of the disk.</text:p>
          <text:list>
            <text:list-item>
              <text:p text:style-name="P4">Select Partition Based.</text:p>
            </text:list-item>
            <text:list-item>
              <text:p text:style-name="P4">Create Partition Setup.</text:p>
              <text:list>
                <text:list-item>
                  <text:p text:style-name="P4">Select Custom Partitioning.</text:p>
                  <text:list>
                    <text:list-item>
                      <text:p text:style-name="P4">Under Hard Disks in the System View on the left, select sda.</text:p>
                    </text:list-item>
                    <text:list-item>
                      <text:p text:style-name="P4">Delete all existing partitions.</text:p>
                    </text:list-item>
                    <text:list-item>
                      <text:p text:style-name="P4">Add the following partitions:</text:p>
                      <text:list>
                        <text:list-item>
                          <text:p text:style-name="P4">sda1: primary, 20gb, ext4, /</text:p>
                        </text:list-item>
                        <text:list-item>
                          <text:p text:style-name="P4">sda2: primary, 10gb, ext4, /tmp</text:p>
                        </text:list-item>
                        <text:list-item>
                          <text:p text:style-name="P4">sda3: primary, 10gb, ext4, /var</text:p>
                        </text:list-item>
                        <text:list-item>
                          <text:p text:style-name="P4">sda4: extended, all of disk</text:p>
                        </text:list-item>
                        <text:list-item>
                          <text:p text:style-name="P4">sda5: 40gb, ext4, /usr</text:p>
                        </text:list-item>
                        <text:list-item>
                          <text:p text:style-name="P4"><text:soft-page-break/>sda6: 80gb, ext4, /home</text:p>
                        </text:list-item>
                        <text:list-item>
                          <text:p text:style-name="P4">sda7: 5gb, swap</text:p>
                        </text:list-item>
                        <text:list-item>
                          <text:p text:style-name="P4">sda8: rest of disk (about 68gb), ext4, /data</text:p>
                        </text:list-item>
                      </text:list>
                    </text:list-item>
                    <text:list-item>
                      <text:p text:style-name="P4">Accept the partitioning.</text:p>
                    </text:list-item>
                  </text:list>
                </text:list-item>
              </text:list>
            </text:list-item>
            <text:list-item>
              <text:p text:style-name="P4">From Suggested Partitioning screen, select Next.</text:p>
            </text:list-item>
          </text:list>
        </text:list-item>
        <text:list-item>
          <text:p text:style-name="P4">Create New User: add yourself as a user. <text:s/>Do not select any of the options for receiving system mail or automatic login. <text:s/>Select Next.</text:p>
        </text:list-item>
        <text:list-item>
          <text:p text:style-name="P4">Enter the password for Root.</text:p>
        </text:list-item>
        <text:list-item>
          <text:p text:style-name="P4">Installation Settings.</text:p>
          <text:list>
            <text:list-item>
              <text:p text:style-name="P4">Software: use defaults except</text:p>
              <text:list>
                <text:list-item>
                  <text:p text:style-name="P4">Deselect all desktop functions by right-clicking and selecting “Do not install” on each.</text:p>
                </text:list-item>
                <text:list-item>
                  <text:p text:style-name="P4">Deselect Novell AppArmor.</text:p>
                </text:list-item>
                <text:list-item>
                  <text:p text:style-name="P4">Select Network Administration.</text:p>
                </text:list-item>
                <text:list-item>
                  <text:p text:style-name="P4">Select Base Development.</text:p>
                </text:list-item>
                <text:list-item>
                  <text:p text:style-name="P4">Select C/C++ development.</text:p>
                </text:list-item>
                <text:list-item>
                  <text:p text:style-name="P4">Select Linux kernel development.</text:p>
                </text:list-item>
                <text:list-item>
                  <text:p text:style-name="P4">Click OK.</text:p>
                </text:list-item>
              </text:list>
            </text:list-item>
            <text:list-item>
              <text:p text:style-name="P4">Firewall and SSH: disable firewall.</text:p>
            </text:list-item>
            <text:list-item>
              <text:p text:style-name="P4">Click Install.</text:p>
            </text:list-item>
          </text:list>
        </text:list-item>
        <text:list-item>
          <text:p text:style-name="P4">Installation will begin by repartitioning and formatting the drive, then installing the sofware packages selected. <text:s/>When complete, it will reboot into the initial configuration.</text:p>
        </text:list-item>
        <text:list-item>
          <text:p text:style-name="P4">Halts with error while connecting to server. <text:s/>There's no network configured, so this is normal. Click No to continue with configuration.</text:p>
        </text:list-item>
        <text:list-item>
          <text:p text:style-name="P4">When configuration is complete, a login screen will appear. <text:s/>Log in.</text:p>
        </text:list-item>
        <text:list-item>
          <text:p text:style-name="P4">Click on Computer/Yast.</text:p>
          <text:list>
            <text:list-item>
              <text:p text:style-name="P4">Enter the root password to open Yast</text:p>
            </text:list-item>
            <text:list-item>
              <text:p text:style-name="P4">Select System Services (Runlevel)</text:p>
              <text:list>
                <text:list-item>
                  <text:p text:style-name="P4">Enable sshd</text:p>
                </text:list-item>
              </text:list>
            </text:list-item>
            <text:list-item>
              <text:p text:style-name="P4">Select User Management</text:p>
              <text:list>
                <text:list-item>
                  <text:p text:style-name="P4">If you want a shell other than bash, edit your profile under Details.</text:p>
                </text:list-item>
                <text:list-item>
                  <text:p text:style-name="P4">Add users as necessary (at least sonata). <text:s/>Use Details to select the desired shell.</text:p>
                </text:list-item>
              </text:list>
            </text:list-item>
            <text:list-item>
              <text:p text:style-name="P4">Select Sudo</text:p>
              <text:list>
                <text:list-item>
                  <text:p text:style-name="P4">Add yourself with NOPASSWD privileges.</text:p>
                </text:list-item>
                <text:list-item>
                  <text:p text:style-name="P4">Add sonata with NOPASSWD privileges.</text:p>
                </text:list-item>
              </text:list>
            </text:list-item>
          </text:list>
        </text:list-item>
        <text:list-item>
          <text:p text:style-name="P4">In the bottom panel, right-click and Add to Panel/System/Terminal/xterm/Add.</text:p>
        </text:list-item>
        <text:list-item>
          <text:p text:style-name="P4">Remove the installation flash drive and insert the flash drive labeled 11.2 soft. <text:s/>This drive contains version-specific software to build and install.</text:p>
        </text:list-item>
        <text:list-item>
          <text:p text:style-name="P4">Open a terminal by clicking on the xterm in the bottom panel.</text:p>
        </text:list-item>
        <text:list-item>
          <text:p text:style-name="P4">Create a software directory in your home directory: mkdir software</text:p>
        </text:list-item>
        <text:list-item>
          <text:p text:style-name="P4">Copy the contents of the flash drive to the software directory.</text:p>
        </text:list-item>
        <text:list-item>
          <text:p text:style-name="P4">Create a src directory in your home directory: mkdir src</text:p>
        </text:list-item>
        <text:list-item>
          <text:p text:style-name="P4">cd src</text:p>
        </text:list-item>
        <text:list-item>
          <text:p text:style-name="P4">tar xvf ~/software/gmp*.tar</text:p>
        </text:list-item>
        <text:list-item>
          <text:p text:style-name="P4">tar xvf ~/software/mpfr*tar</text:p>
        </text:list-item>
        <text:list-item>
          <text:p text:style-name="P4">tar xvzf ~/software/gcc-4.3.3.tar.gz</text:p>
        </text:list-item>
        <text:list-item>
          <text:p text:style-name="P4">tar xvzf ~/software/fftw-3.2.2.tar.gz</text:p>
        </text:list-item>
        <text:list-item>
          <text:p text:style-name="P4">tar xvf ~/software/git-1.6.3.3.tar</text:p>
        </text:list-item>
        <text:list-item>
          <text:p text:style-name="P4"><text:soft-page-break/>Build and install gmp:</text:p>
          <text:list>
            <text:list-item>
              <text:p text:style-name="P4">cd ~src/gmp*</text:p>
            </text:list-item>
            <text:list-item>
              <text:p text:style-name="P4">make clean</text:p>
            </text:list-item>
            <text:list-item>
              <text:p text:style-name="P4">./configure</text:p>
            </text:list-item>
            <text:list-item>
              <text:p text:style-name="P4">make -j25</text:p>
            </text:list-item>
            <text:list-item>
              <text:p text:style-name="P4">make check</text:p>
            </text:list-item>
            <text:list-item>
              <text:p text:style-name="P4">sudo make install</text:p>
            </text:list-item>
          </text:list>
        </text:list-item>
        <text:list-item>
          <text:p text:style-name="P4">Build and install mpfr:</text:p>
          <text:list>
            <text:list-item>
              <text:p text:style-name="P4">cd ~src/mpfr*</text:p>
            </text:list-item>
            <text:list-item>
              <text:p text:style-name="P4">make clean</text:p>
            </text:list-item>
            <text:list-item>
              <text:p text:style-name="P4">./configure</text:p>
            </text:list-item>
            <text:list-item>
              <text:p text:style-name="P4">make -j25</text:p>
            </text:list-item>
            <text:list-item>
              <text:p text:style-name="P4">make check</text:p>
            </text:list-item>
            <text:list-item>
              <text:p text:style-name="P4">sudo make install</text:p>
            </text:list-item>
          </text:list>
        </text:list-item>
        <text:list-item>
          <text:p text:style-name="P4">Build and install gcc-4.3.3:</text:p>
          <text:list>
            <text:list-item>
              <text:p text:style-name="P4">cd ~/src</text:p>
            </text:list-item>
            <text:list-item>
              <text:p text:style-name="P4">mkdir gcc-4.3</text:p>
            </text:list-item>
            <text:list-item>
              <text:p text:style-name="P4">cd gcc-4.3</text:p>
            </text:list-item>
            <text:list-item>
              <text:p text:style-name="P4">../gcc-4.3.3/configure –enable-threads –disable-multilib –enable-languages=c,c++</text:p>
            </text:list-item>
            <text:list-item>
              <text:p text:style-name="P4">make -j25 bootstrap</text:p>
            </text:list-item>
            <text:list-item>
              <text:p text:style-name="P4">sudo make install</text:p>
            </text:list-item>
            <text:list-item>
              <text:p text:style-name="P4">rehash</text:p>
            </text:list-item>
          </text:list>
        </text:list-item>
        <text:list-item>
          <text:p text:style-name="P4">Build and install fftw:</text:p>
          <text:list>
            <text:list-item>
              <text:p text:style-name="P4">cd ~/src</text:p>
            </text:list-item>
            <text:list-item>
              <text:p text:style-name="P4">make clean</text:p>
            </text:list-item>
            <text:list-item>
              <text:p text:style-name="P4">cd fftw-3.2.2</text:p>
            </text:list-item>
            <text:list-item>
              <text:p text:style-name="P4">./configure –enable-threads –enable-float –enable-sse</text:p>
            </text:list-item>
            <text:list-item>
              <text:p text:style-name="P4">make -j25</text:p>
            </text:list-item>
            <text:list-item>
              <text:p text:style-name="P4">make check</text:p>
            </text:list-item>
            <text:list-item>
              <text:p text:style-name="P4">sudo make install</text:p>
            </text:list-item>
          </text:list>
        </text:list-item>
        <text:list-item>
          <text:p text:style-name="P4">Build and install git:</text:p>
          <text:list>
            <text:list-item>
              <text:p text:style-name="P4">cd ~/src</text:p>
            </text:list-item>
            <text:list-item>
              <text:p text:style-name="P4">cd git-1.6.3.3</text:p>
            </text:list-item>
            <text:list-item>
              <text:p text:style-name="P4">./configure</text:p>
            </text:list-item>
            <text:list-item>
              <text:p text:style-name="P4">make –j25</text:p>
            </text:list-item>
            <text:list-item>
              <text:p text:style-name="P4">sudo make install</text:p>
            </text:list-item>
          </text:list>
        </text:list-item>
        <text:list-item>
          <text:p text:style-name="P4">Build and install a new kernel</text:p>
          <text:list>
            <text:list-item>
              <text:p text:style-name="P4">su – to login as root</text:p>
            </text:list-item>
            <text:list-item>
              <text:p text:style-name="P4">cd /usr/src</text:p>
            </text:list-item>
            <text:list-item>
              <text:p text:style-name="P9"><text:span text:style-name="T1">tar xvzf /home/</text:span><text:span text:style-name="T2">you</text:span><text:span text:style-name="T3">/software/linux-2.6.32.12-C6100.tgz</text:span></text:p>
            </text:list-item>
            <text:list-item>
              <text:p text:style-name="P5">rm linux</text:p>
            </text:list-item>
            <text:list-item>
              <text:p text:style-name="P5">ln -s linux-2.6.32.12 linux</text:p>
            </text:list-item>
            <text:list-item>
              <text:p text:style-name="P5">cd linux</text:p>
            </text:list-item>
            <text:list-item>
              <text:p text:style-name="P5">make clean</text:p>
            </text:list-item>
            <text:list-item>
              <text:p text:style-name="P5">make -j25 modules</text:p>
            </text:list-item>
            <text:list-item>
              <text:p text:style-name="P5">make -j25</text:p>
            </text:list-item>
            <text:list-item>
              <text:p text:style-name="P5">make modules_install</text:p>
            </text:list-item>
            <text:list-item>
              <text:p text:style-name="P5"><text:soft-page-break/>make install</text:p>
            </text:list-item>
          </text:list>
        </text:list-item>
        <text:list-item>
          <text:p text:style-name="P5">Reboot the system to test the new kernel: Computer/Shutdown/Restart</text:p>
        </text:list-item>
        <text:list-item>
          <text:p text:style-name="P5">At the boot prompt, select Preempt-2.6.32.12</text:p>
        </text:list-item>
        <text:list-item>
          <text:p text:style-name="P5">Configure the network.</text:p>
          <text:list>
            <text:list-item>
              <text:p text:style-name="P5">Computer/Yast/Network Settings</text:p>
            </text:list-item>
            <text:list-item>
              <text:p text:style-name="P5">Set 50 net: 82576 gigabit (top, eth1)</text:p>
              <text:list>
                <text:list-item>
                  <text:p text:style-name="P5">General: </text:p>
                  <text:list>
                    <text:list-item>
                      <text:p text:style-name="P5">MTU 5000</text:p>
                    </text:list-item>
                  </text:list>
                </text:list-item>
                <text:list-item>
                  <text:p text:style-name="P5">Address: </text:p>
                  <text:list>
                    <text:list-item>
                      <text:p text:style-name="P5">Static 10.1.50.xxx</text:p>
                    </text:list-item>
                    <text:list-item>
                      <text:p text:style-name="P5">Subnet: 255.255.255.0</text:p>
                    </text:list-item>
                  </text:list>
                </text:list-item>
              </text:list>
            </text:list-item>
            <text:list-item>
              <text:p text:style-name="P5">Set 49 net: 82576 gigabit (top, eth3)d</text:p>
              <text:list>
                <text:list-item>
                  <text:p text:style-name="P5">Address:</text:p>
                  <text:list>
                    <text:list-item>
                      <text:p text:style-name="P5">Static 10.1.49.xxx (same xxx as 50 net)</text:p>
                    </text:list-item>
                    <text:list-item>
                      <text:p text:style-name="P5">Subnet: 255.255.255.0</text:p>
                    </text:list-item>
                  </text:list>
                </text:list-item>
              </text:list>
            </text:list-item>
            <text:list-item>
              <text:p text:style-name="P5">Hostname/DNS:</text:p>
              <text:list>
                <text:list-item>
                  <text:p text:style-name="P5">Hostname: setinnn-m</text:p>
                </text:list-item>
                <text:list-item>
                  <text:p text:style-name="P5">Domain: csr.seti.org</text:p>
                </text:list-item>
                <text:list-item>
                  <text:p text:style-name="P5">Name server 1: 206.173.241.54</text:p>
                </text:list-item>
                <text:list-item>
                  <text:p text:style-name="P5">Name server 2: 206.173.241.106</text:p>
                </text:list-item>
                <text:list-item>
                  <text:p text:style-name="P5">Name server 3: 10.1.5.11</text:p>
                </text:list-item>
                <text:list-item>
                  <text:p text:style-name="P5">Domain search: csr.seti.org</text:p>
                </text:list-item>
              </text:list>
            </text:list-item>
            <text:list-item>
              <text:p text:style-name="P5">Routing:</text:p>
              <text:list>
                <text:list-item>
                  <text:p text:style-name="P5">Default gateway: 10.1.49.1</text:p>
                </text:list-item>
                <text:list-item>
                  <text:p text:style-name="P5">Routing table, add multicast route:</text:p>
                  <text:list>
                    <text:list-item>
                      <text:p text:style-name="P5">Destination: 224.0.0.0</text:p>
                    </text:list-item>
                    <text:list-item>
                      <text:p text:style-name="P5">Device: eth1</text:p>
                    </text:list-item>
                    <text:list-item>
                      <text:p text:style-name="P5">Gateway: 0.0.<text:span text:style-name="T4">0.</text:span>0</text:p>
                    </text:list-item>
                    <text:list-item>
                      <text:p text:style-name="P5">Netmask: 240.0.0.0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Increase network buffer sizes:</text:p>
          <text:list>
            <text:list-item>
              <text:p text:style-name="P7">rmem_max, wmem_max: <text:s/>sudo sysctl -w *mem_max=16777216</text:p>
            </text:list-item>
            <text:list-item>
              <text:p text:style-name="P6"><text:span text:style-name="T4">rmem_default, wmem_default: sudo sysctl -w *mem_default=104857</text:span><text:span text:style-name="T5">6</text:span></text:p>
            </text:list-item>
            <text:list-item>
              <text:p text:style-name="P6"><text:span text:style-name="T5">Add to</text:span><text:span text:style-name="T4"> /etc/sysctl.conf according to the Myrinet network tuning guide:</text:span></text:p>
              <text:p text:style-name="P8">#</text:p>
              <text:p text:style-name="P8"># added per myri10ge README</text:p>
              <text:p text:style-name="P8">net.core.rmem_max = 16777216</text:p>
              <text:p text:style-name="P8">net.core.rmem_default = 1048576</text:p>
              <text:p text:style-name="P8">net.core.wmem_max = 16777216</text:p>
              <text:p text:style-name="P8">net.core.wmem_default = 1048576</text:p>
              <text:p text:style-name="P8">net.ipv4.tcp_rmem = 4096 87380 16777216</text:p>
              <text:p text:style-name="P8">net.ipv4.tcp_wmem = 4096 65536 16777216</text:p>
              <text:p text:style-name="P8">net.core.netdev_max_backlog = 250000</text:p>
              <text:p text:style-name="P8">net.ipv4.tcp_timestamps = 0</text:p>
            </text:list-item>
          </text:list>
        </text:list-item>
        <text:list-item>
          <text:p text:style-name="P5">Configure NTP</text:p>
          <text:list>
            <text:list-item>
              <text:p text:style-name="P5">Yast/NTP Configuration</text:p>
              <text:list>
                <text:list-item>
                  <text:p text:style-name="P5">Start Now and On Boot</text:p>
                </text:list-item>
                <text:list-item>
                  <text:p text:style-name="P5">Add /Server/PublicServer/Test</text:p>
                </text:list-item>
              </text:list>
            </text:list-item>
          </text:list>
        </text:list-item>
        <text:list-item>
          <text:p text:style-name="P5"><text:soft-page-break/>Set default kernel for boot</text:p>
          <text:list>
            <text:list-item>
              <text:p text:style-name="P5">Yast/Boot Loader</text:p>
            </text:list-item>
            <text:list-item>
              <text:p text:style-name="P5">Set Preempt-2.6.32.12 as default.</text:p>
            </text:list-item>
          </text:list>
        </text:list-item>
        <text:list-item>
          <text:p text:style-name="P5">Disable swap</text:p>
          <text:list>
            <text:list-item>
              <text:p text:style-name="P5">sudo vi /etc/fstab</text:p>
            </text:list-item>
            <text:list-item>
              <text:p text:style-name="P5">Comment (#) out swap line.</text:p>
            </text:list-item>
            <text:list-item>
              <text:p text:style-name="P5">sudo /sbin/swapoff -a</text:p>
            </text:list-item>
          </text:list>
        </text:list-item>
        <text:list-item>
          <text:p text:style-name="P5">Initialize ~/.ssh with your authorized key.</text:p>
        </text:list-item>
        <text:list-item>
          <text:p text:style-name="P5">Install the OpenSonATA software</text:p>
          <text:list>
            <text:list-item>
              <text:p text:style-name="P5">cd ~</text:p>
            </text:list-item>
            <text:list-item>
              <text:p text:style-name="P5">git clone ssh://repos.seti.org/git/OpenSonATA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122006"/>
    </style:style>
    <style:style style:name="MT1" style:family="text">
      <style:text-properties officeooo:rsid="0012200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ell C6100 OpenSuSE Installation<text:tab/></text:span><text:span text:style-name="MT1"><text:page-number text:select-page="current">3</text:page-number></text:span><text:span text:style-name="MT1"><text:tab/>2010 September 1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n Smolek</meta:initial-creator>
    <meta:creation-date>2010-07-02T06:55:15</meta:creation-date>
    <dc:date>2010-09-12T17:25:36</dc:date>
    <dc:creator>Ken Smolek</dc:creator>
    <meta:editing-duration>PT03H12M39S</meta:editing-duration>
    <meta:editing-cycles>8</meta:editing-cycles>
    <meta:generator>OpenOffice.org/3.2$Unix OpenOffice.org_project/320m19$Build-9505</meta:generator>
    <meta:printed-by>Ken Smolek</meta:printed-by>
    <meta:print-date>2010-09-12T17:21:41</meta:print-date>
    <meta:document-statistic meta:table-count="0" meta:image-count="0" meta:object-count="0" meta:page-count="5" meta:paragraph-count="191" meta:word-count="1127" meta:character-count="6569"/>
  </office:meta>
</office:document-meta>
</file>